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c0a0" officeooo:paragraph-rsid="0019c0a0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b9a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Paul<text:span text:style-name="T1">,</text:span></text:p>
      <text:p text:style-name="P1"><text:span text:style-name="T1"/></text:p>
      <text:p text:style-name="P1"><text:span text:style-name="T1"><text:tab/>I think this paper was an improvement over the last one. While there were some hiccups during the process, I think you will see that the finished product is much more cohesive that previously shown. <text:s/></text:span><text:span text:style-name="T2">The transitions are good, and the narrative is focused. One thing I think I could have done better is go into more detail about some things I talked about, like maybe look into historical depictions of monsters, or go deeper into the comic, but I did not have the motivation to, and the end product would be worse because it would not meet the expectations I have for such breadth in a piece of work. Anyways, hope you enjoy it. See you in a week or so.</text:span></text:p>
      <text:p text:style-name="P1"><text:span text:style-name="T2"/></text:p>
      <text:p text:style-name="P1"><text:span text:style-name="T2">--Ole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09:22:48.146075000</meta:creation-date>
    <dc:date>2016-10-13T14:10:47.584652000</dc:date>
    <meta:editing-duration>PT13M</meta:editing-duration>
    <meta:editing-cycles>1</meta:editing-cycles>
    <meta:document-statistic meta:table-count="0" meta:image-count="0" meta:object-count="0" meta:page-count="1" meta:paragraph-count="3" meta:word-count="126" meta:character-count="670" meta:non-whitespace-character-count="546"/>
    <meta:generator>LibreOffice/5.2.1.2$MacOSX_X86_64 LibreOffice_project/31dd62db80d4e60af04904455ec9c9219178d620</meta:generator>
  </office:meta>
</office:document-meta>
</file>